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regular text.</text:p>
      <text:p text:style-name="Standard">Some text with a footnote appended.<text:note text:id="ftn1" text:note-class="footnote"><text:note-citation>1</text:note-citation><text:note-body><text:p text:style-name="Footnote">Some footnote.</text:p></text:note-body></text:note> Continued with more regular text.</text:p>
      <text:p text:style-name="Standard">A new paragraph with a another footnote.<text:note text:id="ftn0" text:note-class="footnote"><text:note-citation>2</text:note-citation><text:note-body><text:p text:style-name="Footnote">Placed at the very end of the paragraph.</text:p></text:note-body></text:note></text:p>
      <text:p text:style-name="Standard">The next paragraph also refers to the first footnote.<text:span text:style-name="Footnote_20_anchor"><text:note-ref text:note-class="footnote" text:reference-format="text" text:ref-name="ftn1">1</text:note-ref></text:span></text:p>
      <text:p text:style-name="Standard">Some regular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26T14:58:02</meta:creation-date>
    <dc:creator>Bernhard Haumacher</dc:creator>
    <dc:date>2007-05-27T12:42:50</dc:date>
    <dc:language>de-DE</dc:language>
    <meta:editing-cycles>4</meta:editing-cycles>
    <meta:editing-duration>PT5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43" meta:character-count="255"/>
  </office:meta>
</office:document-meta>
</file>